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660066" draw:fill="none" fo:min-height="0.713cm"/>
    </style:style>
    <style:style style:name="gr12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.712cm" fo:min-width="0cm"/>
    </style:style>
    <style:style style:name="gr13" style:family="graphic" style:parent-style-name="standard">
      <style:graphic-properties draw:stroke="none" svg:stroke-color="#660066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1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_32__20_Dots_20_1_20_Dash" svg:stroke-color="#729fcf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21" style:family="graphic" style:parent-style-name="standard">
      <style:graphic-properties draw:stroke="solid" svg:stroke-color="#ff3333" draw:fill="none" draw:fill-color="#ffffff" draw:textarea-horizontal-align="left" draw:auto-grow-height="true" draw:auto-grow-width="false" fo:min-height="8.55cm" fo:min-width="0cm"/>
    </style:style>
    <style:style style:name="gr22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6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7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6" style:family="paragraph"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text-shadow="1pt 1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2" style:family="paragraph">
      <style:paragraph-properties>
        <style:tab-stops/>
      </style:paragraph-properties>
      <style:text-properties fo:font-size="14pt" style:font-size-asian="14pt" style:font-size-complex="14pt"/>
    </style:style>
    <style:style style:name="P13" style:family="paragraph">
      <style:paragraph-properties>
        <style:tab-stops/>
      </style:paragraph-properties>
      <style:text-properties fo:color="#ff3333" fo:font-size="14pt" style:font-size-asian="14pt" style:font-size-complex="14pt"/>
    </style:style>
    <style:style style:name="P14" style:family="paragraph">
      <style:paragraph-properties fo:text-align="center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(1)</text:p>
              </text:list-item>
              <text:list-item>
                <text:p text:style-name="P1">Schedule Jobs Workflow(2)</text:p>
              </text:list-item>
              <text:list-item>
                <text:p text:style-name="P1">Track Support Requests Workflow</text:p>
              </text:list-item>
              <text:list-item>
                <text:p text:style-name="P1">Job Lifecycle (Timeline)</text:p>
              </text:list-item>
              <text:list-item>
                <text:p text:style-name="P1">Fleet Maintenance Workflow</text:p>
              </text:list-item>
              <text:list-item>
                <text:p text:style-name="P1">Staff Review Workflow</text:p>
              </text:list-item>
              <text:list-item>
                <text:p text:style-name="P1">Maintain Branch Documentation Work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7.406cm">
          <text:p text:style-name="P3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6.4cm">
          <draw:text-box>
            <text:p text:style-name="P3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7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10.6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3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7.4cm" svg:height="2cm" svg:x="1.7cm" svg:y="16.2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9.8cm" svg:x2="5.4cm" svg:y2="10.6cm" draw:start-shape="id1" draw:start-glue-point="2" svg:d="M5400 9800v800" svg:viewBox="0 0 1 801">
          <text:p/>
        </draw:connector>
        <draw:connector draw:style-name="gr5" draw:text-style-name="P4" draw:layer="layout" draw:type="line" svg:x1="5.4cm" svg:y1="12.6cm" svg:x2="5.4cm" svg:y2="13.4cm" draw:start-shape="id2" draw:start-glue-point="2" svg:d="M5400 12600v800" svg:viewBox="0 0 1 801">
          <text:p/>
        </draw:connector>
        <draw:connector draw:style-name="gr5" draw:text-style-name="P4" draw:layer="layout" draw:type="line" svg:x1="5.4cm" svg:y1="15.4cm" svg:x2="5.4cm" svg:y2="16.2cm" draw:start-shape="id3" draw:start-glue-point="2" svg:d="M5400 15400v800" svg:viewBox="0 0 1 801">
          <text:p/>
        </draw:connector>
        <draw:custom-shape draw:style-name="gr4" draw:text-style-name="P4" xml:id="id4" draw:id="id4" draw:layer="layout" svg:width="12.2cm" svg:height="2cm" svg:x="14.4cm" svg:y="13.4cm">
          <text:p text:style-name="P5">2.2.1.1 Lookup Current Work Period Hour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4.4cm" svg:x2="9.1cm" svg:y2="14.4cm" draw:start-shape="id4" draw:start-glue-point="3" draw:end-shape="id3" draw:end-glue-point="1" svg:d="M14400 14400h-5300" svg:viewBox="0 0 5301 1">
          <text:p/>
        </draw:connector>
        <draw:custom-shape draw:style-name="gr2" draw:text-style-name="P3" xml:id="id7" draw:id="id7" draw:layer="layout" svg:width="2.2cm" svg:height="2.8cm" svg:x="11.8cm" svg:y="10.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9.194cm">
          <draw:text-box>
            <text:p text:style-name="P3"><text:span text:style-name="T1">//Shared Docs/Staff/TMNZ Staff 2016.xls</text:span></text:p>
          </draw:text-box>
        </draw:frame>
        <draw:custom-shape draw:style-name="gr2" draw:text-style-name="P3" xml:id="id5" draw:id="id5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3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7.2cm" draw:start-shape="id5" draw:start-glue-point="5" draw:end-shape="id6" draw:end-glue-point="1" svg:d="M11800 18406l-2700-1206" svg:viewBox="0 0 2701 1207">
          <text:p/>
        </draw:connector>
        <draw:connector draw:style-name="gr5" draw:text-style-name="P4" draw:layer="layout" draw:type="line" svg:x1="11.8cm" svg:y1="11.6cm" svg:x2="9.1cm" svg:y2="11.6cm" draw:start-shape="id7" draw:start-glue-point="5" draw:end-shape="id2" draw:end-glue-point="1" svg:d="M11800 11600h-2700" svg:viewBox="0 0 2701 1">
          <text:p/>
        </draw:connector>
        <draw:connector draw:style-name="gr5" draw:text-style-name="P4" draw:layer="layout" draw:type="line" svg:x1="11.8cm" svg:y1="8.806cm" svg:x2="9.1cm" svg:y2="8.8cm" draw:start-shape="id8" draw:start-glue-point="5" draw:end-shape="id1" draw:end-glue-point="1" svg:d="M11800 8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7" draw:text-style-name="P3" xml:id="id14" draw:id="id14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6" draw:id="id16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>
          <draw:text-box>
            <text:p>Raise Job Workflow</text:p>
          </draw:text-box>
        </draw:frame>
        <draw:custom-shape draw:style-name="gr8" draw:text-style-name="P4" draw:layer="layout" svg:width="6.2cm" svg:height="1.8cm" svg:x="8.277cm" svg:y="4.4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891cm" svg:height="0.962cm" svg:x="8.432cm" svg:y="4.822cm">
          <draw:text-box>
            <text:p>Job request arrives</text:p>
          </draw:text-box>
        </draw:frame>
        <draw:custom-shape draw:style-name="gr9" draw:text-style-name="P4" draw:layer="layout" svg:width="7.849cm" svg:height="3.206cm" svg:x="17.151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683cm" svg:height="0.806cm" svg:x="17.351cm" svg:y="4cm">
          <draw:text-box>
            <text:p><text:span text:style-name="T2">email</text:span></text:p>
          </draw:text-box>
        </draw:frame>
        <draw:frame draw:style-name="gr3" draw:text-style-name="P6" draw:layer="layout" svg:width="1.878cm" svg:height="0.806cm" svg:x="17.351cm" svg:y="4.6cm">
          <draw:text-box>
            <text:p><text:span text:style-name="T2">phone</text:span></text:p>
          </draw:text-box>
        </draw:frame>
        <draw:frame draw:style-name="gr3" draw:text-style-name="P6" draw:layer="layout" svg:width="5.54cm" svg:height="0.806cm" svg:x="17.351cm" svg:y="5.206cm">
          <draw:text-box>
            <text:p><text:span text:style-name="T2">NP schedule (browser)</text:span></text:p>
          </draw:text-box>
        </draw:frame>
        <draw:frame draw:style-name="gr3" draw:text-style-name="P6" draw:layer="layout" svg:width="7.508cm" svg:height="0.806cm" svg:x="17.351cm" svg:y="5.806cm">
          <draw:text-box>
            <text:p><text:span text:style-name="T2">follow up on previous day (staff)</text:span></text:p>
          </draw:text-box>
        </draw:frame>
        <draw:custom-shape draw:style-name="gr7" draw:text-style-name="P4" xml:id="id15" draw:id="id15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7.851cm" svg:height="0.962cm" svg:x="8.855cm" svg:y="13.919cm">
          <draw:text-box>
            <text:p>“Schedule Jobs” Workflow</text:p>
          </draw:text-box>
        </draw:fram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4.469cm" svg:height="0.963cm" svg:x="9.166cm" svg:y="9.16cm">
          <draw:text-box>
            <text:p>TMP needed?</text:p>
          </draw:text-box>
        </draw:frame>
        <draw:frame draw:style-name="gr12" draw:layer="layout" svg:width="7.106cm" svg:height="0.962cm" svg:x="18.8cm" svg:y="9.2cm">
          <draw:text-box>
            <text:p>“Create TMP” Workflow</text:p>
          </draw:text-box>
        </draw:frame>
        <draw:connector draw:style-name="gr6" draw:text-style-name="P7" draw:layer="layout" draw:type="line" svg:x1="15.2cm" svg:y1="9.641cm" svg:x2="18.6cm" svg:y2="9.6cm" draw:start-shape="id13" draw:start-glue-point="7" draw:end-shape="id14" draw:end-glue-point="3" svg:d="M15200 9641l3400-41" svg:viewBox="0 0 3401 42">
          <text:p text:style-name="P4">Yes</text:p>
        </draw:connector>
        <draw:frame draw:style-name="gr13" draw:layer="layout" svg:width="8.385cm" svg:height="0.962cm" svg:x="8.008cm" svg:y="19.1cm">
          <draw:text-box>
            <text:p>“Create Job Pack” Workflow</text:p>
          </draw:text-box>
        </draw:frame>
        <draw:connector draw:style-name="gr14" draw:text-style-name="P4" draw:layer="layout" draw:type="line" svg:x1="11.377cm" svg:y1="6.203cm" svg:x2="11.4cm" svg:y2="7.241cm" draw:end-shape="id13" draw:end-glue-point="4" svg:d="M11377 6203l23 1038" svg:viewBox="0 0 24 1039">
          <text:p/>
        </draw:connector>
        <draw:connector draw:style-name="gr15" draw:text-style-name="P4" draw:layer="layout" draw:type="line" svg:x1="17.151cm" svg:y1="5.303cm" svg:x2="14.477cm" svg:y2="5.303cm" svg:d="M17151 5303h-2674" svg:viewBox="0 0 2675 1">
          <text:p/>
        </draw:connector>
        <draw:frame draw:style-name="gr10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6" draw:text-style-name="P4" draw:layer="layout" draw:line-skew="-1.822cm" svg:x1="7.6cm" svg:y1="9.641cm" svg:x2="7.323cm" svg:y2="14.4cm" draw:start-shape="id13" draw:start-glue-point="5" draw:end-shape="id15" draw:end-glue-point="3" svg:d="M7600 9641h-2600v4759h2323" svg:viewBox="0 0 2601 4760">
          <text:p text:style-name="P4">No</text:p>
        </draw:connector>
        <draw:connector draw:style-name="gr5" draw:text-style-name="P4" draw:layer="layout" svg:x1="22.3cm" svg:y1="10.4cm" svg:x2="17.077cm" svg:y2="14.4cm" draw:start-shape="id14" draw:start-glue-point="2" draw:end-shape="id15" draw:end-glue-point="1" svg:d="M22300 10400v4000h-5223" svg:viewBox="0 0 5224 4001">
          <text:p/>
        </draw:connector>
        <draw:connector draw:style-name="gr16" draw:text-style-name="P3" draw:layer="layout" draw:type="line" svg:x1="12.2cm" svg:y1="15.3cm" svg:x2="12.2cm" svg:y2="16.062cm" draw:start-shape="id15" draw:start-glue-point="2" draw:end-shape="id16" draw:end-glue-point="0" svg:d="M12200 15300v762" svg:viewBox="0 0 1 763">
          <text:p/>
        </draw:connector>
        <draw:connector draw:style-name="gr16" draw:text-style-name="P3" draw:layer="layout" draw:type="line" svg:x1="12.2cm" svg:y1="17.862cm" svg:x2="12.2cm" svg:y2="18.7cm" draw:start-shape="id16" draw:start-glue-point="2" draw:end-shape="id17" draw:end-glue-point="0" svg:d="M12200 17862v838" svg:viewBox="0 0 1 839">
          <text:p/>
        </draw:connecto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custom-shape draw:style-name="gr17" draw:text-style-name="P4" xml:id="id19" draw:id="id19" draw:layer="layout" svg:width="8.053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8" draw:id="id18" draw:layer="layout" svg:width="7.4cm" svg:height="5.1cm" svg:x="13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2.Schedule Jobs Workflow (1/2)</text:p>
          </draw:text-box>
        </draw:frame>
        <draw:frame draw:style-name="gr10" draw:layer="layout" svg:width="8.046cm" svg:height="0.962cm" svg:x="2.207cm" svg:y="5.919cm">
          <draw:text-box>
            <text:p>2.1 Gather Job Information</text:p>
          </draw:text-box>
        </draw:frame>
        <draw:frame draw:style-name="gr3" draw:text-style-name="P6" draw:layer="layout" svg:width="2.377cm" svg:height="0.806cm" svg:x="14cm" svg:y="4.294cm">
          <draw:text-box>
            <text:p><text:span text:style-name="T2">Location</text:span></text:p>
          </draw:text-box>
        </draw:frame>
        <draw:frame draw:style-name="gr19" draw:text-style-name="P6" draw:layer="layout" svg:width="5.243cm" svg:height="1.6cm" svg:x="14cm" svg:y="5.1cm">
          <draw:text-box>
            <text:p><text:span text:style-name="T2">Closure requirements</text:span></text:p>
          </draw:text-box>
        </draw:frame>
        <draw:frame draw:style-name="gr3" draw:text-style-name="P6" draw:layer="layout" svg:width="5.205cm" svg:height="0.806cm" svg:x="14cm" svg:y="5.894cm">
          <draw:text-box>
            <text:p><text:span text:style-name="T2">Staffing requirements</text:span></text:p>
          </draw:text-box>
        </draw:frame>
        <draw:frame draw:style-name="gr3" draw:text-style-name="P6" draw:layer="layout" svg:width="4.634cm" svg:height="0.806cm" svg:x="14cm" svg:y="6.688cm">
          <draw:text-box>
            <text:p><text:span text:style-name="T2">Gear requirements</text:span></text:p>
          </draw:text-box>
        </draw:frame>
        <draw:frame draw:style-name="gr3" draw:text-style-name="P6" draw:layer="layout" svg:width="6.903cm" svg:height="0.806cm" svg:x="14cm" svg:y="7.488cm">
          <draw:text-box>
            <text:p><text:span text:style-name="T2">Onsite start time requirement</text:span></text:p>
          </draw:text-box>
        </draw:frame>
        <draw:connector draw:style-name="gr15" draw:text-style-name="P4" draw:layer="layout" draw:type="line" svg:x1="13.8cm" svg:y1="6.45cm" svg:x2="10.253cm" svg:y2="6.4cm" draw:start-shape="id18" draw:start-glue-point="3" draw:end-shape="id19" draw:end-glue-point="1" svg:d="M13800 6450l-3547-50" svg:viewBox="0 0 3548 51">
          <text:p/>
        </draw:connector>
        <draw:custom-shape draw:style-name="gr17" draw:text-style-name="P4" xml:id="id24" draw:id="id24" draw:layer="layout" svg:width="9.57cm" svg:height="1.6cm" svg:x="1.402cm" svg:y="14.0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398cm" svg:height="7.2cm" svg:x="13.8cm" svg:y="12.8cm">
          <text:p/>
          <draw:enhanced-geometry svg:viewBox="0 0 21600 21600" draw:path-stretchpoint-x="10800" draw:path-stretchpoint-y="10800" draw:text-areas="?f3 ?f4 ?f5 ?f6" draw:type="round-rectangle" draw:modifiers="831.92297009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2" draw:id="id22" draw:layer="layout" svg:width="4.498cm" svg:height="2.761cm" svg:x="16.302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0" draw:id="id20" draw:layer="layout" svg:width="4.4cm" svg:height="3.6cm" svg:x="16.202cm" svg:y="12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xml:id="id27" draw:id="id27" draw:layer="layout" svg:width="9.57cm" svg:height="0.962cm" svg:x="1.402cm" svg:y="14.302cm">
          <draw:text-box>
            <text:p>2.2 Assess Resource Availability</text:p>
          </draw:text-box>
        </draw:frame>
        <draw:frame draw:style-name="gr20" draw:text-style-name="P8" xml:id="id21" draw:id="id21" draw:layer="layout" svg:width="1.603cm" svg:height="0.994cm" svg:x="14.002cm" svg:y="14.205cm">
          <draw:text-box>
            <text:p><text:span text:style-name="T1">Gear</text:span></text:p>
          </draw:text-box>
        </draw:frame>
        <draw:frame draw:style-name="gr3" draw:text-style-name="P8" draw:layer="layout" svg:width="2.047cm" svg:height="0.806cm" svg:x="16.402cm" svg:y="13.102cm">
          <draw:text-box>
            <text:p><text:span text:style-name="T1">Stands</text:span></text:p>
          </draw:text-box>
        </draw:frame>
        <draw:frame draw:style-name="gr3" draw:text-style-name="P8" draw:layer="layout" svg:width="1.742cm" svg:height="0.806cm" svg:x="16.402cm" svg:y="13.696cm">
          <draw:text-box>
            <text:p><text:span text:style-name="T1">Signs</text:span></text:p>
          </draw:text-box>
        </draw:frame>
        <draw:frame draw:style-name="gr3" draw:text-style-name="P8" draw:layer="layout" svg:width="1.937cm" svg:height="0.806cm" svg:x="16.402cm" svg:y="14.296cm">
          <draw:text-box>
            <text:p><text:span text:style-name="T1">Cones</text:span></text:p>
          </draw:text-box>
        </draw:frame>
        <draw:frame draw:style-name="gr3" draw:text-style-name="P8" draw:layer="layout" svg:width="2.538cm" svg:height="0.806cm" svg:x="16.402cm" svg:y="14.902cm">
          <draw:text-box>
            <text:p><text:span text:style-name="T1">Bar Arms</text:span></text:p>
          </draw:text-box>
        </draw:frame>
        <draw:frame draw:style-name="gr3" draw:text-style-name="P8" draw:layer="layout" svg:width="1.742cm" svg:height="0.806cm" svg:x="16.402cm" svg:y="15.502cm">
          <draw:text-box>
            <text:p><text:span text:style-name="T1">Other</text:span></text:p>
          </draw:text-box>
        </draw:frame>
        <draw:connector draw:style-name="gr15" draw:text-style-name="P3" draw:layer="layout" draw:type="line" svg:x1="16.202cm" svg:y1="14.702cm" svg:x2="15.605cm" svg:y2="14.702cm" draw:start-shape="id20" draw:start-glue-point="3" draw:end-shape="id21" draw:end-glue-point="1" svg:d="M16202 14702h-597" svg:viewBox="0 0 598 1">
          <text:p/>
        </draw:connector>
        <draw:frame draw:style-name="gr3" draw:text-style-name="P8" xml:id="id23" draw:id="id23" draw:layer="layout" svg:width="1.603cm" svg:height="0.806cm" svg:x="14.002cm" svg:y="18.002cm">
          <draw:text-box>
            <text:p><text:span text:style-name="T1">Fleet</text:span></text:p>
          </draw:text-box>
        </draw:frame>
        <draw:frame draw:style-name="gr3" draw:text-style-name="P8" draw:layer="layout" svg:width="2.835cm" svg:height="0.806cm" svg:x="16.464cm" svg:y="17.196cm">
          <draw:text-box>
            <text:p><text:span text:style-name="T1">Availability</text:span></text:p>
          </draw:text-box>
        </draw:frame>
        <draw:frame draw:style-name="gr3" draw:text-style-name="P8" draw:layer="layout" svg:width="3.376cm" svg:height="0.806cm" svg:x="16.464cm" svg:y="17.802cm">
          <draw:text-box>
            <text:p><text:span text:style-name="T1">Certifications</text:span></text:p>
          </draw:text-box>
        </draw:frame>
        <draw:frame draw:style-name="gr3" draw:text-style-name="P8" draw:layer="layout" svg:width="3.673cm" svg:height="1.361cm" svg:x="16.464cm" svg:y="18.402cm">
          <draw:text-box>
            <text:p><text:span text:style-name="T1">Capacity (staff</text:span></text:p>
            <text:p><text:span text:style-name="T1"><text:s/></text:span><text:span text:style-name="T1">&amp; gear)</text:span></text:p>
          </draw:text-box>
        </draw:frame>
        <draw:connector draw:style-name="gr15" draw:text-style-name="P3" draw:layer="layout" draw:type="line" svg:x1="16.302cm" svg:y1="18.382cm" svg:x2="15.605cm" svg:y2="18.405cm" draw:start-shape="id22" draw:start-glue-point="3" draw:end-shape="id23" svg:d="M16302 18382l-697 23" svg:viewBox="0 0 698 24">
          <text:p/>
        </draw:connector>
        <draw:connector draw:style-name="gr16" draw:text-style-name="P9" draw:layer="layout" draw:type="line" svg:x1="6.226cm" svg:y1="7.2cm" svg:x2="6.187cm" svg:y2="14.002cm" draw:start-shape="id19" draw:start-glue-point="2" draw:end-shape="id24" draw:end-glue-point="0" svg:d="M6226 7200l-39 6802" svg:viewBox="0 0 40 6803">
          <text:p/>
        </draw:connector>
        <draw:connector draw:style-name="gr5" draw:text-style-name="P9" draw:layer="layout" draw:type="line" svg:x1="6.187cm" svg:y1="15.602cm" svg:x2="6.172cm" svg:y2="19.512cm" draw:start-shape="id24" draw:start-glue-point="2" draw:end-shape="id25" draw:end-glue-point="0" svg:d="M6187 15602l-15 3910" svg:viewBox="0 0 16 3911">
          <text:p/>
        </draw:connector>
        <draw:frame draw:style-name="gr3" draw:text-style-name="P11" xml:id="id25" draw:id="id25" draw:layer="layout" svg:width="8.909cm" svg:height="0.962cm" svg:x="1.718cm" svg:y="19.512cm">
          <draw:text-box>
            <text:p text:style-name="P10"><text:span text:style-name="T3">Schedule Jobs Workflow (2/2)</text:span></text:p>
          </draw:text-box>
        </draw:frame>
        <draw:frame draw:style-name="gr3" draw:text-style-name="P12" draw:layer="layout" svg:width="6.187cm" svg:height="0.806cm" svg:x="14.013cm" svg:y="8.194cm">
          <draw:text-box>
            <text:p text:style-name="P10"><text:span text:style-name="T1">Site specific requirements</text:span></text:p>
          </draw:text-box>
        </draw:frame>
        <draw:frame draw:style-name="gr21" draw:text-style-name="P13" draw:layer="layout" svg:width="5.616cm" svg:height="8.8cm" svg:x="21.6cm" svg:y="9.4cm">
          <draw:text-box>
            <text:p text:style-name="P10"><text:span text:style-name="T4">Where is this information held?</text:span></text:p>
            <text:p text:style-name="P10"><text:span text:style-name="T4">(e.g., D/L status &amp; class, induction</text:span></text:p>
            <text:p text:style-name="P10"><text:span text:style-name="T4">Status, how many hours worked, how many signs and of what kind, what is each fleet items preparedness status..)</text:span></text:p>
          </draw:text-box>
        </draw:frame>
        <draw:custom-shape draw:style-name="gr4" draw:text-style-name="P4" xml:id="id26" draw:id="id26" draw:layer="layout" svg:width="10.4cm" svg:height="2cm" svg:x="12cm" svg:y="9.8cm">
          <text:p text:style-name="P5">2.2.1 Staff Details Lookup Workflow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2cm" svg:y1="10.8cm" svg:x2="10.972cm" svg:y2="14.783cm" draw:start-shape="id26" draw:start-glue-point="3" draw:end-shape="id27" draw:end-glue-point="1" svg:d="M12000 10800h-514v3983h-514" svg:viewBox="0 0 1029 3984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chedule Jobs Workflow (2/2)</text:p>
          </draw:text-box>
        </draw:frame>
        <draw:frame draw:style-name="gr3" draw:text-style-name="P11" draw:layer="layout" svg:width="8.909cm" svg:height="0.962cm" svg:x="1.447cm" svg:y="5.038cm">
          <draw:text-box>
            <text:p text:style-name="P10"><text:span text:style-name="T3">Schedule Jobs Workflow (1/2)</text:span></text:p>
          </draw:text-box>
        </draw:frame>
        <draw:custom-shape draw:style-name="gr22" draw:text-style-name="P4" draw:layer="layout" svg:width="5.699cm" svg:height="1.6cm" svg:x="1.884cm" svg:y="7.0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13cm" svg:height="0.962cm" svg:x="2.668cm" svg:y="7.302cm">
          <draw:text-box>
            <text:p>Allocate Job 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23" draw:text-style-name="P3" xml:id="id32" draw:id="id32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35" draw:id="id35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37" draw:id="id37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24" draw:text-style-name="P3" xml:id="id28" draw:id="id28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3" draw:id="id33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4" draw:id="id34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6" draw:id="id36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29" draw:id="id29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5" draw:text-style-name="P3" draw:layer="layout" draw:type="line" svg:x1="1.876cm" svg:y1="7.1cm" svg:x2="25.834cm" svg:y2="7.105cm" draw:start-shape="id28" draw:start-glue-point="10" draw:end-shape="id29" draw:end-glue-point="6" svg:d="M1876 7100l23958 5" svg:viewBox="0 0 23959 6">
          <text:p/>
        </draw:connector>
        <draw:frame draw:style-name="gr3" draw:text-style-name="P3" xml:id="id31" draw:id="id31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6" draw:text-style-name="P3" draw:layer="layout" draw:type="line" svg:x1="23.479cm" svg:y1="11.616cm" svg:x2="23.586cm" svg:y2="14cm" draw:start-shape="id30" draw:start-glue-point="2" draw:end-shape="id31" draw:end-glue-point="0" svg:d="M23479 11616l107 2384" svg:viewBox="0 0 108 2385">
          <text:p/>
        </draw:connector>
        <draw:connector draw:style-name="gr26" draw:text-style-name="P3" draw:layer="layout" draw:line-skew="0.239cm" svg:x1="23.586cm" svg:y1="15.361cm" svg:x2="3.863cm" svg:y2="11.061cm" draw:start-shape="id31" draw:start-glue-point="2" draw:end-shape="id32" draw:end-glue-point="2" svg:d="M23586 15361v739h-19723v-5039" svg:viewBox="0 0 19724 5040">
          <text:p/>
        </draw:connector>
        <draw:custom-shape draw:style-name="gr24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2.547cm" svg:height="1.361cm" svg:x="5.8cm" svg:y="7.7cm">
          <draw:text-box>
            <text:p text:style-name="P14"><text:span text:style-name="T1">Job Pack</text:span></text:p>
            <text:p text:style-name="P14"><text:span text:style-name="T1">Created</text:span></text:p>
          </draw:text-box>
        </draw:frame>
        <draw:custom-shape draw:style-name="gr24" draw:text-style-name="P3" xml:id="id38" draw:id="id38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xml:id="id30" draw:id="id30" draw:layer="layout" svg:width="3.558cm" svg:height="1.916cm" svg:x="21.7cm" svg:y="9.7cm">
          <draw:text-box>
            <text:p text:style-name="P14"><text:span text:style-name="T1">STMS returns</text:span></text:p>
            <text:p text:style-name="P14"><text:span text:style-name="T1">Paperwork</text:span></text:p>
            <text:p text:style-name="P14"><text:span text:style-name="T1">To office</text:span></text:p>
          </draw:text-box>
        </draw:frame>
        <draw:connector draw:style-name="gr27" draw:text-style-name="P9" draw:layer="layout" svg:x1="3.863cm" svg:y1="7.6cm" svg:x2="3.863cm" svg:y2="9.7cm" draw:start-shape="id33" draw:start-glue-point="8" draw:end-shape="id32" draw:end-glue-point="0" svg:d="M3863 7600v2100" svg:viewBox="0 0 1 2101">
          <text:p/>
        </draw:connector>
        <draw:connector draw:style-name="gr27" draw:text-style-name="P9" draw:layer="layout" svg:x1="10.225cm" svg:y1="7.601cm" svg:x2="10.225cm" svg:y2="9.7cm" draw:start-shape="id34" draw:start-glue-point="8" draw:end-shape="id35" draw:end-glue-point="0" svg:d="M10225 7601v2099" svg:viewBox="0 0 1 2100">
          <text:p/>
        </draw:connector>
        <draw:connector draw:style-name="gr27" draw:text-style-name="P9" draw:layer="layout" svg:x1="16.507cm" svg:y1="7.603cm" svg:x2="16.507cm" svg:y2="9.7cm" draw:start-shape="id36" draw:start-glue-point="8" draw:end-shape="id37" draw:end-glue-point="0" svg:d="M16507 7603v2097" svg:viewBox="0 0 1 2098">
          <text:p/>
        </draw:connector>
        <draw:connector draw:style-name="gr27" draw:text-style-name="P9" draw:layer="layout" svg:x1="23.479cm" svg:y1="7.605cm" svg:x2="23.479cm" svg:y2="9.7cm" draw:start-shape="id38" draw:start-glue-point="8" draw:end-shape="id30" draw:end-glue-point="0" svg:d="M23479 7605v2095" svg:viewBox="0 0 1 2096">
          <text:p/>
        </draw:connector>
        <draw:custom-shape draw:style-name="gr28" draw:text-style-name="P9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6-28T02:28:09.697109806</dc:date>
    <meta:editing-duration>PT15H22M6S</meta:editing-duration>
    <meta:editing-cycles>57</meta:editing-cycles>
    <meta:generator>LibreOffice/4.2.8.2$Linux_x86 LibreOffice_project/420m0$Build-2</meta:generator>
    <meta:document-statistic meta:object-count="157"/>
  </office:meta>
</office:document-meta>
</file>